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like that, she was caught.</text:p>
          </table:table-cell>
          <table:table-cell table:number-columns-repeated="1020"/>
        </table:table-row>
        <table:table-row>
          <table:table-cell table:style-name="ce0" office:value-type="string">
            <text:p>んで、コイツはいったい誰なんだ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o, who exactly am I looking at, here?</text:p>
          </table:table-cell>
          <table:table-cell table:number-columns-repeated="1020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onsidering how she was following you, I
would assume she's with either the Chivalric
Order or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she sure looks weak! Flimsy, even〜!!
Eheh!! Eheh!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mm... I'm not particularly a suspicious
person, or anything like that, so...</text:p>
          </table:table-cell>
          <table:table-cell table:number-columns-repeated="1020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style-name="ce0"/>
          <table:table-cell table:style-name="ce0"/>
          <table:table-cell table:style-name="ce0" office:value-type="string">
            <text:p>What say you just let this one slide,
eh?!?!</text:p>
          </table:table-cell>
          <table:table-cell table:number-columns-repeated="1020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y, you... do you think I'm just going to
let a prisoner go just because she asked
nicely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e a good girl and keep quiet〜!
Eheh!</text:p>
          </table:table-cell>
          <table:table-cell table:number-columns-repeated="1020"/>
        </table:table-row>
        <table:table-row>
          <table:table-cell table:style-name="ce0" office:value-type="string">
            <text:p>さて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Carat-sama.</text:p>
          </table:table-cell>
          <table:table-cell table:number-columns-repeated="1020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style-name="ce0"/>
          <table:table-cell table:style-name="ce0"/>
          <table:table-cell table:style-name="ce0" office:value-type="string">
            <text:p>I am going to roam the human world and see
how it has changed in the hundreds of years
we've been sealed away.</text:p>
          </table:table-cell>
          <table:table-cell table:number-columns-repeated="1020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style-name="ce0"/>
          <table:table-cell table:style-name="ce0"/>
          <table:table-cell table:style-name="ce0" office:value-type="string">
            <text:p>I would ask that you remain here with Blanche
and keep watch over the prisoner.</text:p>
          </table:table-cell>
          <table:table-cell table:number-columns-repeated="1020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Waiting is my speciality, so leave
it to me!</text:p>
          </table:table-cell>
          <table:table-cell table:number-columns-repeated="1020"/>
        </table:table-row>
        <table:table-row>
          <table:table-cell table:style-name="ce0" office:value-type="string">
            <text:p>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good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さて、ヒマ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, what to do...</text:p>
          </table:table-cell>
          <table:table-cell table:number-columns-repeated="1020"/>
        </table:table-row>
        <table:table-row>
          <table:table-cell table:style-name="ce0" office:value-type="string">
            <text:p>ちょっとこいつを使って遊ぶか！</text:p>
          </table:table-cell>
          <table:table-cell table:style-name="ce0"/>
          <table:table-cell table:style-name="ce0"/>
          <table:table-cell table:style-name="ce0" office:value-type="string">
            <text:p>Perhaps I shall entertain myself with this
one!</text:p>
          </table:table-cell>
          <table:table-cell table:number-columns-repeated="1020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eeeeeeeeeeeeeep!! N-N-N-No violence,
pleeeease!!!</text:p>
          </table:table-cell>
          <table:table-cell table:number-columns-repeated="1020"/>
        </table:table-row>
        <table:table-row>
          <table:table-cell table:style-name="ce0" office:value-type="string">
            <text:p>殴るとは言ってないだろ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never said I was going to strike you!</text:p>
          </table:table-cell>
          <table:table-cell table:number-columns-repeated="1020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style-name="ce0"/>
          <table:table-cell table:style-name="ce0"/>
          <table:table-cell table:style-name="ce0" office:value-type="string">
            <text:p>(You wouldn't even feel a thing, anyway...)</text:p>
          </table:table-cell>
          <table:table-cell table:number-columns-repeated="1020"/>
        </table:table-row>
        <table:table-row>
          <table:table-cell table:style-name="ce0" office:value-type="string">
            <text:p>3人でしりとりでもするか！</text:p>
          </table:table-cell>
          <table:table-cell table:style-name="ce0"/>
          <table:table-cell table:style-name="ce0"/>
          <table:table-cell table:style-name="ce0" office:value-type="string">
            <text:p>Let us play Shiritori, the three of us!</text:p>
          </table:table-cell>
          <table:table-cell table:number-columns-repeated="1020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aaaaaay! Let's do it, let's do it〜!!
Eheh eheh!</text:p>
          </table:table-cell>
          <table:table-cell table:number-columns-repeated="1020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(Auuu... someone, please, save me〜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